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base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ategorías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2" office:value-type="string" calcext:value-type="string">
            <text:p>Column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Uso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Autoinc</text:p>
          </table:table-cell>
          <table:table-cell office:value-type="string" calcext:value-type="string">
            <text:p>ID Principal</text:p>
          </table:table-cell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 la categoría padre, o -1 para categoría raíz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mbre de la categoría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omponentes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lumn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Uso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>
            <text:p>INT Autoinc</text:p>
          </table:table-cell>
          <table:table-cell table:style-name="ce5" office:value-type="string" calcext:value-type="string">
            <text:p>ID Principal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 la categoría padre</text:p>
          </table:table-cell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mbre del componente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omponent Data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lumn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Uso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>
            <text:p>INT Autoinc</text:p>
          </table:table-cell>
          <table:table-cell table:style-name="ce5" office:value-type="string" calcext:value-type="string">
            <text:p>ID Principal</text:p>
          </table:table-cell>
        </table:table-row>
        <table:table-row table:style-name="ro1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l componente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ave del dato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Valor del da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18:55:28.0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8-07T19:30:45.370000000</dc:date>
    <meta:editing-duration>PT35M13S</meta:editing-duration>
    <meta:editing-cycles>6</meta:editing-cycles>
    <meta:document-statistic meta:table-count="1" meta:cell-count="42" meta:object-count="0"/>
  </office:meta>
</office:document-meta>
</file>